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dcddde" style:font-name="Whitney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 clair de la Lune</text:p>
      <text:p text:style-name="P1">Mon ami Momo</text:p>
      <text:p text:style-name="P1">File-moi ta thune; pour :</text:p>
      <text:p text:style-name="P1">Péter un bédo</text:p>
      <text:p text:style-name="P1"/>
      <text:p text:style-name="P1">Mon briquet est mort</text:p>
      <text:p text:style-name="P1">Je n'ai plus de feu</text:p>
      <text:p text:style-name="P1">Roule-moi une clope</text:p>
      <text:p text:style-name="P1">Pour l'amour de Dieu</text:p>
      <text:p text:style-name="P1"/>
      <text:p text:style-name="P1">Au clair de la Lune</text:p>
      <text:p text:style-name="P1">Momo répondit</text:p>
      <text:p text:style-name="P1">Vas bien te faire foutre</text:p>
      <text:p text:style-name="P1">La con de ta mère</text:p>
      <text:p text:style-name="P1"/>
      <text:p text:style-name="P1">Sale connard de merde</text:p>
      <text:p text:style-name="P1">Wesh wesh wesh wesh wesh</text:p>
      <text:p text:style-name="P1">Bouge ton cul d'ici euh</text:p>
      <text:p text:style-name="P1">Vas voir si j'y suis</text:p>
      <text:p text:style-name="P1"/>
      <text:p text:style-name="P1">Au clair de la Lune</text:p>
      <text:p text:style-name="P1">On n'y voit qu'un peu</text:p>
      <text:p text:style-name="P1">On cherche le shit</text:p>
      <text:p text:style-name="P1">On cherche le feu</text:p>
      <text:p text:style-name="P1"/>
      <text:p text:style-name="P1">En cherchant d'la sorte</text:p>
      <text:p text:style-name="P1">Je n'sais c'qu'on trouvera</text:p>
      <text:p text:style-name="P1">Mais je sais qu'les keufs</text:p>
      <text:p text:style-name="P1">Sur eux tombero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14T00:54:23.667000000</meta:creation-date>
    <dc:date>2022-08-14T00:54:58.696000000</dc:date>
    <meta:editing-duration>PT38S</meta:editing-duration>
    <meta:editing-cycles>1</meta:editing-cycles>
    <meta:document-statistic meta:table-count="0" meta:image-count="0" meta:object-count="0" meta:page-count="1" meta:paragraph-count="24" meta:word-count="102" meta:character-count="474" meta:non-whitespace-character-count="396"/>
    <meta:generator>LibreOffice/6.3.4.2$Windows_X86_64 LibreOffice_project/60da17e045e08f1793c57c00ba83cdfce946d0aa</meta:generator>
  </office:meta>
</office:document-meta>
</file>